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1ef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1ef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1ef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1ef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1ef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1ef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1ef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1ef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1ef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1ef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1ef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1ef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1ef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1ef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1ef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1ef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1ef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isquelys Del Valle Hurtado Garci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7/7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826893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Quismarys De Los Angeles Garcia Rami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26893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9.32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80" meta:character-count="1185" meta:non-whitespace-character-count="1014"/>
    <meta:template xlink:type="simple" xlink:actuate="onRequest" xlink:title="Normal" xlink:href=""/>
  </office:meta>
</office:document-meta>
</file>